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Lohit Hindi" svg:font-family="'Lohit Hindi'" style:font-family-generic="system" style:font-pitch="variable"/>
    <style:font-face style:name="unifont" svg:font-family="unifont" style:font-family-generic="system" style:font-pitch="variable"/>
    <style:font-face style:name="文泉驛微米黑" svg:font-family="文泉驛微米黑" style:font-family-generic="system" style:font-pitch="variable"/>
    <style:font-face style:name="開放黑體" svg:font-family="開放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style:paragraph-properties style:writing-mode="lr-tb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Smart Contracts: Interfacing Javascript </text:p>
            <text:p>With English Contract Law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ding SME's in Hong Kong</text:p>
              </text:list-item>
              <text:list-item>
                <text:p>Event driven loans</text:p>
              </text:list-item>
              <text:list-item>
                <text:p>Borrower understands the terms of the loans</text:p>
              </text:list-item>
              <text:list-item>
                <text:p>Automatic bundling and analysis of loa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thub.com/joequant/bitquant" xlink:type="simple">https://github.com/joequant/bitquant</text:a></text:p>
              </text:list-item>
              <text:list-item>
                <text:p>This talk focuses on the coding parts</text:p>
              </text:list-item>
              <text:list-item>
                <text:p>Also able to talk about legal and finance pa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Wh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tquant Research Laboratories (Asia) Limited</text:p>
                <text:list>
                  <text:list-item>
                    <text:p>Coding and finance</text:p>
                  </text:list-item>
                </text:list>
              </text:list-item>
              <text:list-item>
                <text:p>Crypto-Law (http://www.crypto-law.com/)</text:p>
                <text:list>
                  <text:list-item>
                    <text:p>Legal and plat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What people get wrong with smart contra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mart contract wedded to a platform</text:p>
              </text:list-item>
              <text:list-item>
                <text:p>Contract not really a legal contract</text:p>
              </text:list-item>
              <text:list-item>
                <text:p>Not used for real deals</text:p>
                <text:list>
                  <text:list-item>
                    <text:p>Two loans issue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contract – TermSheet.j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ilerplate is English common law</text:p>
                <text:list>
                  <text:list-item>
                    <text:p>Operating system</text:p>
                  </text:list-item>
                  <text:list-item>
                    <text:p>Exception handling</text:p>
                  </text:list-item>
                  <text:list-item>
                    <text:p>Used all over the world</text:p>
                  </text:list-item>
                </text:list>
              </text:list-item>
              <text:list-item>
                <text:p>Schedules are in javascript</text:p>
                <text:list>
                  <text:list-item>
                    <text:p text:style-name="P3">Web designers</text:p>
                  </text:list-item>
                  <text:list-item>
                    <text:p text:style-name="P3">Legal reasons</text:p>
                  </text:list-item>
                  <text:list-item>
                    <text:p text:style-name="P3">Integration into web frontends</text:p>
                  </text:list-item>
                </text:list>
              </text:list-item>
              <text:list-item>
                <text:p text:style-name="P3">Contract execution</text:p>
                <text:list>
                  <text:list-item>
                    <text:p text:style-name="P3">Md5sum hash on pap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Why Javascrip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r demand</text:p>
              </text:list-item>
              <text:list-item>
                <text:p>Contract understanding</text:p>
                <text:list>
                  <text:list-item>
                    <text:p>Coders understand javascript</text:p>
                  </text:list-item>
                  <text:list-item>
                    <text:p>Non-coders can use HTML frame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y English common law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on law (England, Hong Kong) = Javascript</text:p>
              </text:list-item>
              <text:list-item>
                <text:p>Civil law (Germany, Mainland China) = Java</text:p>
              </text:list-item>
              <text:list-item>
                <text:p>Common law has various implementations like javascript, and can be used to prototype</text:p>
              </text:list-item>
              <text:list-item>
                <text:p>Civil law requires a 'virtual machine' – i.e. the civil code, which is hard to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Other par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ract_analyzer.html – This file <text:span text:style-name="T1">analyzes</text:span> the contract but is not part of the contract. <text:s/>The user can bring in their own analysis problems</text:p>
              </text:list-item>
              <text:list-item>
                <text:p>LoanCalculator.js – Subroutines for the analyzer</text:p>
              </text:list-item>
              <text:list-item>
                <text:p>Notes.js – Explanation of the contract in plain English. <text:s/>Warranty document with ordinary borrower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Coding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ule should be platform independent</text:p>
              </text:list-item>
              <text:list-item>
                <text:p>Minimize code in the contract</text:p>
              </text:list-item>
              <text:list-item>
                <text:p>No comments in the contract</text:p>
              </text:list-item>
              <text:list-item>
                <text:p>Certain phrases should not be used</text:p>
                <text:list>
                  <text:list-item>
                    <text:p>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Other unique par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amounts calculated in HKD</text:p>
              </text:list-item>
              <text:list-item>
                <text:p>Principal paid in HKD</text:p>
              </text:list-item>
              <text:list-item>
                <text:p>Interest in XB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IP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wyers don't think about this issue and IP culture is odd for programmers</text:p>
              </text:list-item>
              <text:list-item>
                <text:p>It's different in different jurisdictions. <text:s/>HK/Australia is different from UK/US</text:p>
              </text:list-item>
              <text:list-item>
                <text:p>Meta issues</text:p>
              </text:list-item>
              <text:list-item>
                <text:p>Assignment of copyright bootstrap</text:p>
              </text:list-item>
              <text:list-item>
                <text:p>Template is open sou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Lohit Hindi" svg:font-family="'Lohit Hindi'" style:font-family-generic="system" style:font-pitch="variable"/>
    <style:font-face style:name="unifont" svg:font-family="unifont" style:font-family-generic="system" style:font-pitch="variable"/>
    <style:font-face style:name="文泉驛微米黑" svg:font-family="文泉驛微米黑" style:font-family-generic="system" style:font-pitch="variable"/>
    <style:font-face style:name="開放黑體" svg:font-family="開放黑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開放黑體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 Joseph</meta:initial-creator>
    <meta:creation-date>2015-03-11T19:47:40.578078526</meta:creation-date>
    <dc:date>2015-04-04T17:28:35.888473631</dc:date>
    <dc:creator>Wang Joseph</dc:creator>
    <meta:editing-duration>PT19M53S</meta:editing-duration>
    <meta:editing-cycles>10</meta:editing-cycles>
    <meta:generator>LibreOffice/4.4.1.2$Linux_X86_64 LibreOffice_project/40$Build-2</meta:generator>
    <meta:document-statistic meta:object-count="69"/>
  </office:meta>
</office:document-meta>
</file>